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E6A13828F00DA6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7cm, 2.597cm, 17.714cm, 4.74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47cm" svg:height="21.599cm" svg:x="0.892cm" svg:y="2.392cm">
          <draw:image xlink:href="Pictures/10000000000005E8000007E0EE6A13828F00DA6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2:02.214925485</dc:date>
    <meta:editing-duration>PT3M29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